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3d50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d508" officeooo:paragraph-rsid="0003d50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8614e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8614e" officeooo:paragraph-rsid="0008614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08614e" officeooo:paragraph-rsid="0008614e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8614e" officeooo:paragraph-rsid="0008614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8614e" officeooo:paragraph-rsid="0008614e" style:font-weight-asian="normal" style:font-weight-complex="normal"/>
    </style:style>
    <style:style style:name="T1" style:family="text">
      <style:text-properties officeooo:rsid="0008614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8614e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8614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6">1 . Header (.h)</text:p>
      <text:p text:style-name="P4"/>
      <text:p text:style-name="P4">Permet de linker toutes mes fonctions → a la compilation – generation des liens d’appel</text:p>
      <text:p text:style-name="P4"/>
      <text:p text:style-name="P6">2 . Makefile</text:p>
      <text:p text:style-name="P6"/>
      <text:p text:style-name="P7">Etablit les regles de compilation / automatisation </text:p>
      <text:p text:style-name="P7">Generation des .o a partir des .c</text:p>
      <text:p text:style-name="P7"/>
      <text:p text:style-name="P4">Creation de l executable → gcc *.o</text:p>
      <text:p text:style-name="P3"><text:span text:style-name="T3">Modification d’1 .c → ne recompile que le .c - .o en question</text:span></text:p>
      <text:p text:style-name="P5"><text:span text:style-name="T4">make</text:span><text:span text:style-name="T2"> : produire automatiquement la sequence de commande permettant de construire le PROJET</text:span></text:p>
      <text:p text:style-name="P5"><text:span text:style-name="T2"/></text:p>
      <text:p text:style-name="P5"><text:span text:style-name="T2">Implementation des .d → DEPENDANCES </text:span></text:p>
      <text:p text:style-name="P3"><text:span text:style-name="T3">.o : .c .h → si modif de 1 des 2, compilation relancee</text:span></text:p>
      <text:p text:style-name="P3"><text:span text:style-name="T3"/></text:p>
      <text:p text:style-name="P3"><text:span text:style-name="T5">3 . Utilisation des projets (.a)</text:span><text:span text:style-name="T3"> </text:span></text:p>
      <text:p text:style-name="P3"><text:span text:style-name="T3"/></text:p>
      <text:p text:style-name="P5"><text:span text:style-name="T2">Inclure le fichier .h → necessaire pour lier les fonctions (necessite d en connaitre le chemin)</text:span></text:p>
      <text:p text:style-name="P5"><text:span text:style-name="T2"/></text:p>
      <text:p text:style-name="P3"><text:span text:style-name="T3">Inclure le Projet .a a la racine de mon projet→ bibliotheque des fonctions pretent a l emploi </text:span></text:p>
      <text:p text:style-name="P3"><text:span text:style-name="T3"/></text:p>
      <text:p text:style-name="P5"><text:span text:style-name="T3">C</text:span><text:span text:style-name="T2">ompiler le main.c avec le Projet.a : gcc X.c P.a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16:46:50.950804647</meta:creation-date>
    <dc:date>2022-11-15T19:57:58.411094285</dc:date>
    <meta:editing-duration>PT18M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135" meta:character-count="745" meta:non-whitespace-character-count="618"/>
  </office:meta>
</office:document-meta>
</file>